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7900000089C17B32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auto-grow-height="true" fo:min-height="2.7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163cm"/>
    </style:style>
    <style:style style:name="gr6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1.753cm"/>
    </style:style>
    <style:style style:name="pr2" style:family="presentation" style:parent-style-name="Default-notes" style:list-style-name="L12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 style:list-style-name="L6">
      <style:graphic-properties draw:fill-color="#ffffff" fo:min-height="14.669cm"/>
    </style:style>
    <style:style style:name="pr7" style:family="presentation" style:parent-style-name="Default-notes" style:list-style-name="L6">
      <style:graphic-properties draw:fill-color="#ffffff" fo:min-height="14.669cm"/>
    </style:style>
    <style:style style:name="pr8" style:family="presentation" style:parent-style-name="Default-outline1">
      <style:graphic-properties draw:stroke="none" draw:fill="none" fo:min-height="0.94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14aac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color="#14aace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color="#b84700" fo:font-size="28pt" style:font-size-asian="28pt" style:font-size-complex="2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style:use-window-font-color="true"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color="#14aac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4aace" fo:font-weight="bold" style:font-weight-asian="bold" style:font-weight-complex="bold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b84700" fo:font-size="28pt" style:font-size-asian="28pt" style:font-size-complex="28pt"/>
    </style:style>
    <style:style style:name="T13" style:family="text">
      <style:text-properties fo:color="#ff000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use-window-font-color="true" fo:font-size="18pt" style:font-size-asian="18pt" style:font-size-complex="18pt"/>
    </style:style>
    <style:style style:name="T17" style:family="text">
      <style:text-properties fo:color="#ff0000" fo:font-size="18pt" style:font-size-asian="18pt" style:font-size-complex="18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ae00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993366"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ff0000" fo:font-size="24pt" style:font-size-asian="24pt" style:font-size-complex="24pt"/>
    </style:style>
    <style:style style:name="T26" style:family="text">
      <style:text-properties fo:font-family="Arial" style:font-style-name="Regular" style:font-family-generic="swiss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4c4c4c" fo:font-size="20pt" style:font-size-asian="20pt" style:font-size-complex="20pt"/>
    </style:style>
    <style:style style:name="T29" style:family="text">
      <style:text-properties fo:color="#4c4c4c" fo:font-size="15pt" style:font-size-asian="15pt" style:font-size-complex="15pt"/>
    </style:style>
    <style:style style:name="T30" style:family="text">
      <style:text-properties fo:font-size="20pt" fo:font-style="italic" style:font-size-asian="20pt" style:font-style-asian="italic" style:font-size-complex="20pt" style:font-style-complex="italic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color="#ff0000" fo:font-size="20pt" style:font-size-asian="20pt" style:font-size-complex="20pt"/>
    </style:style>
    <style:style style:name="T3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635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3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905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54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3.1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71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35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Klækken, 21/10 2014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5.494cm" svg:height="2.126cm" svg:x="6.253cm" svg:y="4.569cm" presentation:class="title" presentation:user-transformed="true">
          <draw:text-box>
            <text:p text:style-name="P1"><text:span text:style-name="T1">Software Testing</text:span></text:p>
          </draw:text-box>
        </draw:frame>
        <draw:frame draw:style-name="gr1" draw:text-style-name="P3" draw:layer="layout" svg:width="22.58cm" svg:height="3.005cm" svg:x="2.711cm" svg:y="9.262cm">
          <draw:text-box>
            <text:p text:style-name="P3"><text:span text:style-name="T2">Discussion Group 13, Day 2 (21/10), Klækken 2014</text:span></text:p>
            <text:p text:style-name="P3"><text:span text:style-name="T2"/></text:p>
            <text:p text:style-name="P3"><text:span text:style-name="T3">Jo Asplin (IT)</text:span></text:p>
          </draw:text-box>
        </draw:frame>
        <presentation:notes draw:style-name="dp2">
          <office:forms form:automatic-focus="false" form:apply-design-mode="false"/>
          <draw:frame presentation:style-name="pr2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4">IT/development since two years ago</text:span></text:p>
                </text:list-item>
                <text:list-item>
                  <text:p><text:span text:style-name="T4">responsible for Jenkins (for continuous integration and auto testing)</text:span></text:p>
                </text:list-item>
                <text:list-item>
                  <text:p><text:span text:style-name="T4">contributing to developing Diana</text:span></text:p>
                </text:list-item>
                <text:list-item>
                  <text:p><text:span text:style-name="T4">previously worked with QTestLib for auto testing of Qt (C++ application framework)</text:span></text:p>
                  <text:p><text:span text:style-name="T4"/></text:p>
                </text:list-item>
              </text:list>
            </draw:text-box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Basic Definitions</text:span></text:p>
          </draw:text-box>
        </draw:frame>
        <draw:frame draw:style-name="gr3" draw:text-style-name="P5" draw:layer="layout" svg:width="22.703cm" svg:height="1.119cm" svg:x="1.31cm" svg:y="7.838cm">
          <draw:text-box>
            <text:p><text:span text:style-name="T6">Software Problem</text:span><text:span text:style-name="T7"> <text:s text:c="2"/></text:span><text:span text:style-name="T8">=</text:span><text:span text:style-name="T7"> <text:s text:c="2"/></text:span><text:span text:style-name="T9">incorrect behavior</text:span><text:span text:style-name="T10"> <text:s text:c="2"/></text:span><text:span text:style-name="T7">or <text:s text:c="2"/></text:span><text:span text:style-name="T9">poor performance</text:span></text:p>
          </draw:text-box>
        </draw:frame>
        <draw:frame draw:style-name="gr3" draw:text-style-name="P5" draw:layer="layout" svg:width="24.586cm" svg:height="1.987cm" svg:x="1.71cm" svg:y="12.039cm">
          <draw:text-box>
            <text:p><text:span text:style-name="T6">Testing Software</text:span><text:span text:style-name="T7"> <text:s text:c="2"/></text:span><text:span text:style-name="T8">=</text:span><text:span text:style-name="T7"> <text:s text:c="2"/>finding SW problems as early as possible during</text:span></text:p>
            <text:p><text:span text:style-name="T7"><text:s text:c="35"/></text:span><text:span text:style-name="T7">the SW 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When Should We Test Our Software?</text:span></text:p>
          </draw:text-box>
        </draw:frame>
        <draw:frame draw:style-name="gr3" draw:text-style-name="P5" draw:layer="layout" svg:width="16.471cm" svg:height="1.352cm" svg:x="4.326cm" svg:y="7.45cm">
          <draw:text-box>
            <text:p><text:span text:style-name="T11">RISK</text:span><text:span text:style-name="T7"> <text:s text:c="2"/></text:span><text:span text:style-name="T8">=</text:span><text:span text:style-name="T7"> <text:s text:c="2"/></text:span><text:span text:style-name="T11">PROBABILITY</text:span><text:span text:style-name="T7"> <text:s text:c="2"/></text:span><text:span text:style-name="T8">X</text:span><text:span text:style-name="T7"> <text:s text:c="2"/></text:span><text:span text:style-name="T11">IMPACT</text:span></text:p>
          </draw:text-box>
        </draw:frame>
        <draw:frame draw:style-name="gr3" draw:text-style-name="P5" draw:layer="layout" svg:width="6.632cm" svg:height="1.987cm" svg:x="5.652cm" svg:y="10.937cm">
          <draw:text-box>
            <text:p><text:span text:style-name="T7">how likely will SW</text:span></text:p>
            <text:p><text:span text:style-name="T7">problems occur?</text:span></text:p>
          </draw:text-box>
        </draw:frame>
        <draw:frame draw:style-name="gr3" draw:text-style-name="P5" draw:layer="layout" svg:width="7.673cm" svg:height="2.855cm" svg:x="16.865cm" svg:y="10.847cm">
          <draw:text-box>
            <text:p><text:span text:style-name="T7">how serious are</text:span></text:p>
            <text:p><text:span text:style-name="T7">the consequences of</text:span></text:p>
            <text:p><text:span text:style-name="T7">SW problems?</text:span></text:p>
          </draw:text-box>
        </draw:frame>
        <draw:custom-shape draw:style-name="gr4" draw:text-style-name="P6" draw:layer="layout" svg:width="2.285cm" svg:height="0.662cm" draw:transform="rotate (-2.22424759874157) translate (11.659cm 9.2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.285cm" svg:height="0.662cm" draw:transform="rotate (-1.00408791867234) translate (18.813cm 8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17.388cm" svg:height="1.413cm" svg:x="5.343cm" svg:y="15.664cm">
          <draw:text-box>
            <text:p><text:span text:style-name="T12">higher risk = stronger reason to tes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Manual Testing</text:span></text:p>
          </draw:text-box>
        </draw:frame>
        <draw:custom-shape draw:style-name="gr6" draw:text-style-name="P6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654cm" svg:height="0.154cm" svg:x="4.359cm" svg:y="10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4.887cm" svg:height="0.962cm" svg:x="5.771cm" svg:y="7.481cm">
          <draw:text-box>
            <text:p>quick to set up - easy to perform spontaneous tests</text:p>
          </draw:text-box>
        </draw:frame>
        <draw:frame draw:style-name="gr3" draw:layer="layout" svg:width="3.669cm" svg:height="0.962cm" svg:x="5.771cm" svg:y="9.628cm">
          <draw:text-box>
            <text:p>error-prone</text:p>
          </draw:text-box>
        </draw:frame>
        <draw:custom-shape draw:style-name="gr6" draw:text-style-name="P6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8.688cm" svg:height="0.962cm" svg:x="5.771cm" svg:y="8.581cm">
          <draw:text-box>
            <text:p>can test anything (things that are hard to automate, in particular!)</text:p>
          </draw:text-box>
        </draw:frame>
        <draw:custom-shape draw:style-name="gr7" draw:text-style-name="P6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6.314cm" svg:height="0.962cm" svg:x="5.771cm" svg:y="10.728cm">
          <draw:text-box>
            <text:p>limited test coverage</text:p>
          </draw:text-box>
        </draw:frame>
        <draw:custom-shape draw:style-name="gr7" draw:text-style-name="P6" draw:layer="layout" svg:width="0.654cm" svg:height="0.154cm" svg:x="4.358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8.99cm" svg:height="0.962cm" svg:x="5.77cm" svg:y="11.828cm">
          <draw:text-box>
            <text:p>someone needs to spend tim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<text:span text:style-name="T13">error-prone</text:span>, because we might</text:p>
              <text:list text:style-name="L4">
                <text:list-item>
                  <text:p><text:s/>forget a test</text:p>
                </text:list-item>
                <text:list-item>
                  <text:p><text:s/>misinterpret a test result</text:p>
                </text:list-item>
                <text:list-item>
                  <text:p><text:s/>not understand how to run the test</text:p>
                  <text:p/>
                </text:list-item>
              </text:list>
              <text:p><text:span text:style-name="T13">limited test coverage:</text:span></text:p>
              <text:list text:continue-numbering="true" text:style-name="L4">
                <text:list-item>
                  <text:p><text:s/>only some relevant <text:span text:style-name="T14">input</text:span> is tested</text:p>
                </text:list-item>
                <text:list-item>
                  <text:p><text:s/>only some of the possible <text:span text:style-name="T14">code paths</text:span> are executed</text:p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Automated Testing</text:span></text:p>
          </draw:text-box>
        </draw:frame>
        <draw:custom-shape draw:style-name="gr6" draw:text-style-name="P6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2.538cm" svg:height="0.962cm" svg:x="5.771cm" svg:y="7.481cm">
          <draw:text-box>
            <text:p>reliable</text:p>
          </draw:text-box>
        </draw:frame>
        <draw:frame draw:style-name="gr3" draw:layer="layout" svg:width="7.826cm" svg:height="0.962cm" svg:x="5.771cm" svg:y="10.728cm">
          <draw:text-box>
            <text:p>requires initial set up work</text:p>
          </draw:text-box>
        </draw:frame>
        <draw:custom-shape draw:style-name="gr7" draw:text-style-name="P6" draw:layer="layout" svg:width="0.654cm" svg:height="0.154cm" svg:x="4.359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6.107cm" svg:height="0.962cm" svg:x="5.771cm" svg:y="8.581cm">
          <draw:text-box>
            <text:p>better test coverage</text:p>
          </draw:text-box>
        </draw:frame>
        <draw:frame draw:style-name="gr3" draw:layer="layout" svg:width="7.741cm" svg:height="0.962cm" svg:x="5.77cm" svg:y="11.828cm">
          <draw:text-box>
            <text:p>can't automate everything</text:p>
          </draw:text-box>
        </draw:frame>
        <draw:custom-shape draw:style-name="gr6" draw:text-style-name="P6" draw:layer="layout" svg:width="0.65cm" svg:height="0.648cm" svg:x="4.325cm" svg:y="9.8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761cm" svg:height="0.962cm" svg:x="5.771cm" svg:y="9.681cm">
          <draw:text-box>
            <text:p>quick respons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<text:span text:style-name="T15">things that often can't be automated:</text:span></text:p>
              <text:list text:style-name="L4">
                <text:list-item>
                  <text:p><text:span text:style-name="T15"><text:s/></text:span><text:span text:style-name="T15">certain GUI interaction/behavior</text:span></text:p>
                </text:list-item>
                <text:list-item>
                  <text:p><text:span text:style-name="T15"><text:s/></text:span><text:span text:style-name="T15">certain asynchronous or time-dependent events</text:span></text:p>
                </text:list-item>
                <text:list-item>
                  <text:p><text:span text:style-name="T16"><text:s/></text:span><text:span text:style-name="T16">the user experience (look &amp; feel) itself!</text:span></text:p>
                  <text:p><text:span text:style-name="T17"/></text:p>
                </text:list-item>
              </text:list>
              <text:p><text:span text:style-name="T16">requires work to set up the first time:</text:span></text:p>
              <text:list text:continue-numbering="true" text:style-name="L4">
                <text:list-item>
                  <text:p><text:span text:style-name="T16"><text:s text:c="2"/></text:span><text:span text:style-name="T16">because we must install and configure a test framework/library (possibly even develop our own)</text:span></text:p>
                </text:list-item>
              </text:list>
            </draw:text-box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esting Framework</text:span></text:p>
          </draw:text-box>
        </draw:frame>
        <draw:frame presentation:style-name="pr5" draw:layer="layout" svg:width="22.624cm" svg:height="7.946cm" svg:x="1.753cm" svg:y="7.988cm" presentation:class="outline" presentation:user-transformed="true">
          <draw:text-box>
            <text:list text:style-name="L5">
              <text:list-item>
                <text:p>API for writing tests</text:p>
              </text:list-item>
              <text:list-item>
                <text:p>output format</text:p>
              </text:list-item>
              <text:list-item>
                <text:p>running tests</text:p>
              </text:list-item>
              <text:list-item>
                <text:p>presenting/analyzing test resul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0.346cm" draw:page-number="6" presentation:class="page"/>
          <draw:frame presentation:style-name="pr6" draw:layer="layout" svg:width="17.271cm" svg:height="14.669cm" svg:x="2.159cm" svg:y="11.296cm" presentation:class="notes" presentation:user-transformed="true">
            <draw:text-box>
              <text:list text:style-name="L6">
                <text:list-header>
                  <text:p><text:span text:style-name="T18">API for writing tests:</text:span></text:p>
                </text:list-header>
              </text:list>
              <text:list text:style-name="L7">
                <text:list-item>
                  <text:p><text:span text:style-name="T4">qualify a subroutine as a test</text:span></text:p>
                </text:list-item>
                <text:list-item>
                  <text:p><text:span text:style-name="T4">define a name for the test</text:span></text:p>
                </text:list-item>
                <text:list-item>
                  <text:p><text:span text:style-name="T4">define the list of input for a test that will be invoked multiple times </text:span></text:p>
                </text:list-item>
                <text:list-item>
                  <text:p><text:span text:style-name="T4">extract input arguments</text:span></text:p>
                </text:list-item>
                <text:list-item>
                  <text:p><text:span text:style-name="T4">report main result of the test: </text:span><text:span text:style-name="T19">PASS</text:span><text:span text:style-name="T4">,</text:span><text:span text:style-name="T20"> FAIL</text:span><text:span text:style-name="T21"> for correctness testing, </text:span><text:span text:style-name="T22">TIME</text:span><text:span text:style-name="T21"> (or other quantity) for performance testing</text:span></text:p>
                </text:list-item>
                <text:list-item>
                  <text:p><text:span text:style-name="T4">report additional information: IGNORE, COMMENT, ...</text:span></text:p>
                </text:list-item>
                <text:list-item>
                  <text:p><text:span text:style-name="T4">suspend a test</text:span></text:p>
                </text:list-item>
                <text:list-item>
                  <text:p><text:span text:style-name="T4">organize tests into groups</text:span></text:p>
                  <text:p><text:span text:style-name="T4"/></text:p>
                </text:list-item>
              </text:list>
              <text:list text:style-name="L6">
                <text:list-header>
                  <text:p><text:span text:style-name="T18">output format:</text:span></text:p>
                </text:list-header>
              </text:list>
              <text:list text:style-name="L3">
                <text:list-item>
                  <text:p><text:span text:style-name="T4">TAP, XML ...</text:span></text:p>
                </text:list-item>
                <text:list-item>
                  <text:p><text:span text:style-name="T4">depends on need</text:span></text:p>
                </text:list-item>
                <text:list-item>
                  <text:p><text:span text:style-name="T4">allows for presenting test results in another tool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8">running tests:</text:span></text:p>
                </text:list-header>
              </text:list>
              <text:list text:style-name="L9">
                <text:list-item>
                  <text:p><text:span text:style-name="T4">where are test programs (executables or scripts) located?</text:span></text:p>
                </text:list-item>
                <text:list-item>
                  <text:p><text:span text:style-name="T4">should we run all test programs or only a subset?</text:span></text:p>
                </text:list-item>
                <text:list-item>
                  <text:p><text:span text:style-name="T4">should we run a test for all available input or only a subset?</text:span></text:p>
                </text:list-item>
                <text:list-item>
                  <text:p><text:span text:style-name="T4">should we run test programs and/or tests in random order?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8">presenting/analyzing of test results:</text:span></text:p>
                </text:list-header>
              </text:list>
              <text:list text:style-name="L9">
                <text:list-item>
                  <text:p><text:span text:style-name="T4">locate </text:span><text:span text:style-name="T23">regressions</text:span><text:span text:style-name="T4"> (tests that start to fail or perform worse)</text:span></text:p>
                </text:list-item>
                <text:list-item>
                  <text:p><text:span text:style-name="T4">locate </text:span><text:span text:style-name="T23">instabilities</text:span><text:span text:style-name="T4"> (tests that fail or perform randomly)</text:span></text:p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esting Framework</text:span></text:p>
          </draw:text-box>
        </draw:frame>
        <draw:frame presentation:style-name="pr5" draw:layer="layout" svg:width="22.624cm" svg:height="7.946cm" svg:x="1.753cm" svg:y="7.988cm" presentation:class="outline" presentation:user-transformed="true">
          <draw:text-box>
            <text:list text:style-name="L5">
              <text:list-item>
                <text:p>API for writing tests</text:p>
              </text:list-item>
              <text:list-item>
                <text:p>output format</text:p>
              </text:list-item>
              <text:list-item>
                <text:p>running tests</text:p>
              </text:list-item>
              <text:list-item>
                <text:p>presenting/analyzing test resul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0.346cm" draw:page-number="7" presentation:class="page"/>
          <draw:frame presentation:style-name="pr7" draw:layer="layout" svg:width="17.271cm" svg:height="14.669cm" svg:x="2.159cm" svg:y="11.296cm" presentation:class="notes" presentation:user-transformed="true">
            <draw:text-box>
              <text:list text:style-name="L6">
                <text:list-header>
                  <text:p><text:span text:style-name="T18">API for writing tests:</text:span></text:p>
                </text:list-header>
              </text:list>
              <text:list text:style-name="L7">
                <text:list-item>
                  <text:p><text:span text:style-name="T4">qualify a subroutine as a test</text:span></text:p>
                </text:list-item>
                <text:list-item>
                  <text:p><text:span text:style-name="T4">define a name for the test</text:span></text:p>
                </text:list-item>
                <text:list-item>
                  <text:p><text:span text:style-name="T4">define the list of input for a test that will be invoked multiple times </text:span></text:p>
                </text:list-item>
                <text:list-item>
                  <text:p><text:span text:style-name="T4">extract input arguments</text:span></text:p>
                </text:list-item>
                <text:list-item>
                  <text:p><text:span text:style-name="T4">report main result of the test: </text:span><text:span text:style-name="T19">PASS</text:span><text:span text:style-name="T4">,</text:span><text:span text:style-name="T20"> FAIL</text:span><text:span text:style-name="T21"> for correctness testing, </text:span><text:span text:style-name="T22">TIME</text:span><text:span text:style-name="T21"> (or other quantity) for performance testing</text:span></text:p>
                </text:list-item>
                <text:list-item>
                  <text:p><text:span text:style-name="T4">report additional information: IGNORE, COMMENT, ...</text:span></text:p>
                </text:list-item>
                <text:list-item>
                  <text:p><text:span text:style-name="T4">suspend a test</text:span></text:p>
                </text:list-item>
                <text:list-item>
                  <text:p><text:span text:style-name="T4">organize tests into groups</text:span></text:p>
                  <text:p><text:span text:style-name="T4"/></text:p>
                </text:list-item>
              </text:list>
              <text:list text:style-name="L6">
                <text:list-header>
                  <text:p><text:span text:style-name="T18">output format:</text:span></text:p>
                </text:list-header>
              </text:list>
              <text:list text:style-name="L3">
                <text:list-item>
                  <text:p><text:span text:style-name="T4">TAP, XML ...</text:span></text:p>
                </text:list-item>
                <text:list-item>
                  <text:p><text:span text:style-name="T4">depends on need</text:span></text:p>
                </text:list-item>
                <text:list-item>
                  <text:p><text:span text:style-name="T4">allows for presenting test results in another tool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8">running tests:</text:span></text:p>
                </text:list-header>
              </text:list>
              <text:list text:style-name="L9">
                <text:list-item>
                  <text:p><text:span text:style-name="T4">where are test programs (executables or scripts) located?</text:span></text:p>
                </text:list-item>
                <text:list-item>
                  <text:p><text:span text:style-name="T4">should we run all test programs or only a subset?</text:span></text:p>
                </text:list-item>
                <text:list-item>
                  <text:p><text:span text:style-name="T4">should we run a test for all available input or only a subset?</text:span></text:p>
                </text:list-item>
                <text:list-item>
                  <text:p><text:span text:style-name="T4">should we run test programs and/or tests in random order?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8">presenting/analyzing of test results:</text:span></text:p>
                </text:list-header>
              </text:list>
              <text:list text:style-name="L9">
                <text:list-item>
                  <text:p><text:span text:style-name="T4">locate </text:span><text:span text:style-name="T23">regressions</text:span><text:span text:style-name="T4"> (tests that start to fail or perform worse)</text:span></text:p>
                </text:list-item>
                <text:list-item>
                  <text:p><text:span text:style-name="T4">locate </text:span><text:span text:style-name="T23">instabilities</text:span><text:span text:style-name="T4"> (tests that fail or perform randomly)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ontinuous Integration</text:span></text:p>
          </draw:text-box>
        </draw:frame>
        <draw:frame presentation:style-name="pr5" draw:layer="layout" svg:width="22.624cm" svg:height="7.946cm" svg:x="1.753cm" svg:y="6.588cm" presentation:class="outline" presentation:user-transformed="true">
          <draw:text-box>
            <text:list text:style-name="L10">
              <text:list-header>
                <text:p><text:span text:style-name="T24">At every SW change or at regular intervals:</text:span></text:p>
              </text:list-header>
            </text:list>
            <text:list text:style-name="L11">
              <text:list-item>
                <text:p><text:span text:style-name="T24">check out latest version</text:span></text:p>
              </text:list-item>
              <text:list-item>
                <text:p><text:span text:style-name="T24">(build and) install ................... </text:span><text:span text:style-name="T25">report any errors</text:span></text:p>
              </text:list-item>
              <text:list-item>
                <text:p><text:span text:style-name="T24">run tests ................................ </text:span><text:span text:style-name="T25">report any errors</text:span></text:p>
              </text:list-item>
            </text:list>
          </draw:text-box>
        </draw:frame>
        <draw:frame presentation:style-name="pr8" draw:layer="layout" svg:width="26.742cm" svg:height="2.934cm" svg:x="0.564cm" svg:y="14.834cm">
          <draw:text-box>
            <text:p><text:span text:style-name="T8">Idea:</text:span><text:span text:style-name="T7"> As long as the CI system is happy, we may happily develop away!</text:span><text:span text:style-name="T24"> </text:span><text:span text:style-name="T26">♫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Jenkins</text:span></text:p>
          </draw:text-box>
        </draw:frame>
        <draw:frame presentation:style-name="pr5" draw:layer="layout" svg:width="22.624cm" svg:height="14.178cm" svg:x="1.753cm" svg:y="4.343cm" presentation:class="outline" presentation:user-transformed="true">
          <draw:text-box>
            <text:list text:style-name="L5">
              <text:list-item>
                <text:p><text:span text:style-name="T27">Open source, web-based CI tool written in Java</text:span><text:span text:style-name="T28"> </text:span><text:span text:style-name="T29">(official MET instance: ci.met.no)</text:span></text:p>
              </text:list-item>
              <text:list-item>
                <text:p><text:span text:style-name="T27">Based on </text:span><text:span text:style-name="T30">jobs</text:span></text:p>
              </text:list-item>
              <text:list-item>
                <text:p><text:span text:style-name="T27">A job ...</text:span></text:p>
                <text:list>
                  <text:list-item>
                    <text:p><text:span text:style-name="T15">executes any script (using any interpreter, default is $SHELL)</text:span></text:p>
                  </text:list-item>
                  <text:list-item>
                    <text:p><text:span text:style-name="T15">fails iff the script exits with a non-zero code</text:span></text:p>
                  </text:list-item>
                  <text:list-item>
                    <text:p><text:span text:style-name="T15">executes on a master or slave </text:span><text:span text:style-name="T31">node</text:span><text:span text:style-name="T15"> (possibly remotely over ssh etc.)</text:span></text:p>
                  </text:list-item>
                  <text:list-item>
                    <text:p><text:span text:style-name="T15">may check out source code from a repository (git, svn, etc.)</text:span></text:p>
                  </text:list-item>
                  <text:list-item>
                    <text:p><text:span text:style-name="T15">triggers in different ways (upon source change, periodically, after another job finishes, etc.)</text:span></text:p>
                  </text:list-item>
                  <text:list-item>
                    <text:p><text:span text:style-name="T15">may define one or more jobs to trigger upon completion </text:span></text:p>
                  </text:list-item>
                  <text:list-item>
                    <text:p><text:span text:style-name="T15">may acquire locks to prevent concurrent execution</text:span></text:p>
                  </text:list-item>
                  <text:list-item>
                    <text:p><text:span text:style-name="T15">may write results as static HTML served by Jenkins itself</text:span></text:p>
                  </text:list-item>
                </text:list>
              </text:list-item>
              <text:list-item>
                <text:p><text:span text:style-name="T27">Jenkins may be extended/modified through </text:span><text:span text:style-name="T32">tons of plugi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mo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3" draw:text-style-name="P10" draw:layer="layout" svg:width="5.654cm" svg:height="1.673cm" svg:x="11.275cm" svg:y="9.29cm">
          <draw:text-box>
            <text:p><text:span text:style-name="T33">ci.met.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draw:style-name="Mgr3" draw:text-style-name="MP3" draw:layer="backgroundobjects" svg:width="7.035cm" svg:height="2.555cm" svg:x="20.944cm" svg:y="18.449cm">
        <draw:image xlink:href="Pictures/100002010000017900000089C17B32B0.png" xlink:type="simple" xlink:show="embed" xlink:actuate="onLoad">
          <text:p/>
        </draw:image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0-17T13:18:42</meta:creation-date>
    <meta:generator>LibreOffice/3.5$Linux_X86_64 LibreOffice_project/350m1$Build-2</meta:generator>
    <dc:date>2014-10-22T08:59:07</dc:date>
    <dc:creator>Jo Asplin</dc:creator>
    <meta:editing-duration>PT7H17M17S</meta:editing-duration>
    <meta:editing-cycles>148</meta:editing-cycles>
    <meta:printed-by>Jo Asplin</meta:printed-by>
    <meta:print-date>2014-10-19T10:58:52</meta:print-date>
    <meta:document-statistic meta:object-count="86"/>
  </office:meta>
</office:document-meta>
</file>